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6pt" fo:font-weight="bold" officeooo:rsid="000fe6d4" officeooo:paragraph-rsid="000fe6d4" style:font-size-asian="26pt" style:font-weight-asian="bold" style:font-size-complex="26pt" style:font-weight-complex="bold"/>
    </style:style>
    <style:style style:name="P2" style:family="paragraph" style:parent-style-name="Standard">
      <style:text-properties fo:font-size="13pt" officeooo:rsid="000e4745" officeooo:paragraph-rsid="000fe6d4" style:font-size-asian="13pt" style:font-size-complex="13pt"/>
    </style:style>
    <style:style style:name="T1" style:family="text">
      <style:text-properties officeooo:rsid="000fe6d4"/>
    </style:style>
    <style:style style:name="T2" style:family="text">
      <style:text-properties fo:font-size="15pt" officeooo:rsid="000e4745" style:font-size-asian="15pt" style:font-size-complex="15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 text:c="63"/><text:span text:style-name="T2">INTRODUCTION</text:span></text:p>
      <text:p text:style-name="Standard"/>
      <text:p text:style-name="Standard"/>
      <text:p text:style-name="P1">Projet !!!!</text:p>
      <text:p text:style-name="P1"/>
      <text:p text:style-name="P2">Notre projet <text:span text:style-name="T1">consiste</text:span> à <text:span text:style-name="T1">sélectionner</text:span> un robot particulier qui est capable de ce déplacer dans un <text:span text:style-name="T1">labyrinthe</text:span> fabriqué par nous même. Au départ, il y avait plusieurs robot dans une liste (environ 13) qu’on devait trier à partir de leurs information <text:span text:style-name="T1">recueilli</text:span> dans leurs site respecti<text:span text:style-name="T1">f . Ensuite grâce au information, on adapte le labyrinthe part rapport à notre robot 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7T08:22:08.643000000</meta:creation-date>
    <dc:date>2019-05-27T08:46:38.419000000</dc:date>
    <meta:editing-duration>PT9M42S</meta:editing-duration>
    <meta:editing-cycles>2</meta:editing-cycles>
    <meta:generator>LibreOffice/5.2.6.2$Windows_x86 LibreOffice_project/a3100ed2409ebf1c212f5048fbe377c281438fdc</meta:generator>
    <meta:document-statistic meta:table-count="0" meta:image-count="0" meta:object-count="0" meta:page-count="1" meta:paragraph-count="3" meta:word-count="64" meta:character-count="453" meta:non-whitespace-character-count="329"/>
  </office:meta>
</office:document-meta>
</file>